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666666" draw:textarea-horizontal-align="justify" draw:textarea-vertical-align="middle" draw:auto-grow-height="false" fo:min-height="0.11cm" fo:min-width="0cm"/>
    </style:style>
    <style:style style:name="gr2" style:family="graphic" style:parent-style-name="standard">
      <style:graphic-properties svg:stroke-color="#000000" draw:fill-color="#666666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6" style:family="graphic" style:parent-style-name="objectwithoutfill">
      <style:graphic-properties svg:stroke-width="0.018cm" svg:stroke-color="#000000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156cm" fo:min-width="1.43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-color="#666666"/>
      <style:paragraph-properties fo:margin-top="0cm" fo:margin-bottom="0cm" fo:text-align="center"/>
      <style:text-properties fo:font-size="12pt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style:paragraph-properties fo:margin-left="0cm" fo:margin-right="0cm" fo:margin-top="0cm" fo:margin-bottom="0cm" fo:line-height="0.152cm" fo:text-align="center" fo:text-indent="0cm"/>
    </style:style>
    <style:style style:name="P5" style:family="paragraph">
      <style:paragraph-properties fo:margin-left="0cm" fo:margin-right="0cm" fo:margin-top="0cm" fo:margin-bottom="0cm" fo:line-height="0.508cm" fo:text-align="center" fo:text-indent="0cm"/>
    </style:style>
    <style:style style:name="P6" style:family="paragraph">
      <loext:graphic-properties draw:fill-color="#808080"/>
      <style:paragraph-properties fo:margin-left="0cm" fo:margin-right="0cm" fo:margin-top="0cm" fo:margin-bottom="0cm" fo:line-height="0.152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line-height="0.508cm"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508cm" svg:height="0.508cm" svg:x="9.636cm" svg:y="12.077cm">
          <text:p text:style-name="P1"><text:span text:style-name="T1"/></text:p>
          <text:p text:style-name="P1"><text:span text:style-name="T1"/></text:p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0" draw:id="id10" draw:layer="layout" svg:width="0.508cm" svg:height="0.508cm" svg:x="13.7cm" svg:y="13.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6" xml:id="id6" draw:id="id6" draw:layer="layout" svg:width="0.508cm" svg:height="0.508cm" svg:x="10.754cm" svg:y="9.283cm">
          <text:p text:style-name="P4"><text:span text:style-name="T3"/></text:p>
          <text:p text:style-name="P5"><text:span text:style-name="T3"><text:s text:c="2"/></text:span></text:p>
          <text:p text:style-name="P5"><text:span text:style-name="T4"/></text:p>
          <text:p text:style-name="P5"><text:span text:style-name="T4"><text:s text:c="2"/></text:span><text:span text:style-name="T4">u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9" xml:id="id1" draw:id="id1" draw:layer="layout" svg:width="0.508cm" svg:height="0.508cm" svg:x="6.461cm" svg:y="12.331cm">
          <text:p text:style-name="P7"/>
          <text:p text:style-name="P8"><text:s text:c="2"/></text:p>
          <text:p text:style-name="P8"><text:s text:c="2"/><text:span text:style-name="T6">u</text:span><text:span text:style-name="T7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9" xml:id="id4" draw:id="id4" draw:layer="layout" svg:width="0.508cm" svg:height="0.508cm" svg:x="5.826cm" svg:y="14.9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9" xml:id="id9" draw:id="id9" draw:layer="layout" svg:width="0.508cm" svg:height="0.508cm" svg:x="10.906cm" svg:y="14.871cm">
          <text:p text:style-name="P7"/>
          <text:p text:style-name="P7"><text:span text:style-name="T6"><text:s/></text:span></text:p>
          <text:p text:style-name="P7"><text:span text:style-name="T6"><text:s/></text:span><text:span text:style-name="T6">u</text:span><text:span text:style-name="T7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9" xml:id="id8" draw:id="id8" draw:layer="layout" svg:width="0.508cm" svg:height="0.508cm" svg:x="13.548cm" svg:y="10.55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9" xml:id="id7" draw:id="id7" draw:layer="layout" svg:width="0.508cm" svg:height="0.508cm" svg:x="13.04cm" svg:y="7.5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9" xml:id="id5" draw:id="id5" draw:layer="layout" svg:width="0.508cm" svg:height="0.508cm" svg:x="7.731cm" svg:y="9.0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9" xml:id="id3" draw:id="id3" draw:layer="layout" svg:width="0.508cm" svg:height="0.508cm" svg:x="3.311cm" svg:y="12.3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6" draw:text-style-name="P10" draw:layer="layout" draw:type="line" svg:x1="6.969cm" svg:y1="12.585cm" svg:x2="9.636cm" svg:y2="12.331cm" draw:start-shape="id1" draw:start-glue-point="10" draw:end-shape="id2" draw:end-glue-point="6" svg:d="M6969 12585l2667-254" svg:viewBox="0 0 2668 255">
          <text:p/>
        </draw:connector>
        <draw:connector draw:style-name="gr7" draw:text-style-name="P10" draw:layer="layout" draw:type="line" svg:x1="3.819cm" svg:y1="12.585cm" svg:x2="6.461cm" svg:y2="12.585cm" draw:start-shape="id3" draw:start-glue-point="10" draw:end-shape="id1" draw:end-glue-point="6" svg:d="M3819 12585h2642" svg:viewBox="0 0 2643 1">
          <text:p/>
        </draw:connector>
        <draw:connector draw:style-name="gr7" draw:text-style-name="P10" draw:layer="layout" draw:type="line" svg:x1="6.26cm" svg:y1="15.072cm" svg:x2="6.461cm" svg:y2="12.585cm" draw:start-shape="id4" draw:start-glue-point="11" draw:end-shape="id1" draw:end-glue-point="6" svg:d="M6260 15072l201-2487" svg:viewBox="0 0 202 2488">
          <text:p/>
        </draw:connector>
        <draw:connector draw:style-name="gr7" draw:text-style-name="P10" draw:layer="layout" draw:type="line" svg:x1="8.239cm" svg:y1="9.283cm" svg:x2="10.828cm" svg:y2="9.357cm" draw:start-shape="id5" draw:start-glue-point="10" draw:end-shape="id6" draw:end-glue-point="5" svg:d="M8239 9283l2589 74" svg:viewBox="0 0 2590 75">
          <text:p/>
        </draw:connector>
        <draw:connector draw:style-name="gr6" draw:text-style-name="P10" draw:layer="layout" draw:type="line" svg:x1="10.828cm" svg:y1="9.717cm" svg:x2="10.07cm" svg:y2="12.151cm" draw:start-shape="id6" draw:start-glue-point="7" draw:end-shape="id2" draw:end-glue-point="11" svg:d="M10828 9717l-758 2434" svg:viewBox="0 0 759 2435">
          <text:p/>
        </draw:connector>
        <draw:connector draw:style-name="gr7" draw:text-style-name="P10" draw:layer="layout" draw:type="line" svg:x1="13.114cm" svg:y1="7.939cm" svg:x2="11.262cm" svg:y2="9.537cm" draw:start-shape="id7" draw:start-glue-point="7" draw:end-shape="id6" draw:end-glue-point="10" svg:d="M13114 7939l-1852 1598" svg:viewBox="0 0 1853 1599">
          <text:p/>
        </draw:connector>
        <draw:connector draw:style-name="gr7" draw:text-style-name="P10" draw:layer="layout" draw:type="line" svg:x1="13.548cm" svg:y1="10.807cm" svg:x2="11.262cm" svg:y2="9.537cm" draw:start-shape="id8" draw:start-glue-point="6" draw:end-shape="id6" draw:end-glue-point="10" svg:d="M13548 10807l-2286-1270" svg:viewBox="0 0 2287 1271">
          <text:p/>
        </draw:connector>
        <draw:connector draw:style-name="gr6" draw:text-style-name="P10" draw:layer="layout" draw:type="line" svg:x1="10.98cm" svg:y1="14.945cm" svg:x2="10.07cm" svg:y2="12.511cm" draw:start-shape="id9" draw:start-glue-point="5" draw:end-shape="id2" draw:end-glue-point="9" svg:d="M10980 14945l-910-2434" svg:viewBox="0 0 911 2435">
          <text:p/>
        </draw:connector>
        <draw:connector draw:style-name="gr7" draw:text-style-name="P10" draw:layer="layout" draw:type="line" svg:x1="13.7cm" svg:y1="13.474cm" svg:x2="11.414cm" svg:y2="15.125cm" draw:start-shape="id10" draw:start-glue-point="6" draw:end-shape="id9" draw:end-glue-point="10" svg:d="M13700 13474l-2286 1651" svg:viewBox="0 0 2287 1652">
          <text:p/>
        </draw:connector>
        <draw:custom-shape draw:style-name="gr8" draw:text-style-name="P11" draw:layer="layout" svg:width="1.93cm" svg:height="0.406cm" svg:x="2.397cm" svg:y="11.696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.778cm" svg:y1="11.696cm" svg:x2="2.778cm" svg:y2="12.077cm">
          <text:p/>
        </draw:line>
        <draw:line draw:style-name="gr7" draw:text-style-name="P10" draw:layer="layout" svg:x1="3.286cm" svg:y1="11.697cm" svg:x2="3.286cm" svg:y2="12.078cm">
          <text:p/>
        </draw:line>
        <draw:line draw:style-name="gr7" draw:text-style-name="P10" draw:layer="layout" svg:x1="3.794cm" svg:y1="11.698cm" svg:x2="3.794cm" svg:y2="12.079cm">
          <text:p/>
        </draw:line>
        <draw:custom-shape draw:style-name="gr8" draw:text-style-name="P11" draw:layer="layout" svg:width="1.93cm" svg:height="0.406cm" svg:x="4.531cm" svg:y="15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0" draw:layer="layout" svg:x1="4.912cm" svg:y1="15.608cm" svg:x2="4.912cm" svg:y2="15.989cm">
          <text:p/>
        </draw:line>
        <draw:line draw:style-name="gr7" draw:text-style-name="P10" draw:layer="layout" svg:x1="5.42cm" svg:y1="15.609cm" svg:x2="5.42cm" svg:y2="15.99cm">
          <text:p/>
        </draw:line>
        <draw:line draw:style-name="gr7" draw:text-style-name="P10" draw:layer="layout" svg:x1="5.928cm" svg:y1="15.61cm" svg:x2="5.928cm" svg:y2="15.991cm">
          <text:p/>
        </draw:line>
        <draw:custom-shape draw:style-name="gr8" draw:text-style-name="P11" draw:layer="layout" svg:width="1.93cm" svg:height="0.406cm" svg:x="5.928cm" svg:y="11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0" draw:layer="layout" svg:x1="6.309cm" svg:y1="11.671cm" svg:x2="6.309cm" svg:y2="12.052cm">
          <text:p/>
        </draw:line>
        <draw:line draw:style-name="gr7" draw:text-style-name="P10" draw:layer="layout" svg:x1="6.817cm" svg:y1="11.672cm" svg:x2="6.817cm" svg:y2="12.053cm">
          <text:p/>
        </draw:line>
        <draw:line draw:style-name="gr7" draw:text-style-name="P10" draw:layer="layout" svg:x1="7.325cm" svg:y1="11.673cm" svg:x2="7.325cm" svg:y2="12.054cm">
          <text:p/>
        </draw:line>
        <draw:custom-shape draw:style-name="gr8" draw:text-style-name="P11" draw:layer="layout" svg:width="1.93cm" svg:height="0.406cm" svg:x="10.398cm" svg:y="12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0" draw:layer="layout" svg:x1="10.779cm" svg:y1="12.179cm" svg:x2="10.779cm" svg:y2="12.56cm">
          <text:p/>
        </draw:line>
        <draw:line draw:style-name="gr7" draw:text-style-name="P10" draw:layer="layout" svg:x1="11.287cm" svg:y1="12.18cm" svg:x2="11.287cm" svg:y2="12.561cm">
          <text:p/>
        </draw:line>
        <draw:line draw:style-name="gr7" draw:text-style-name="P10" draw:layer="layout" svg:x1="11.795cm" svg:y1="12.181cm" svg:x2="11.795cm" svg:y2="12.562cm">
          <text:p/>
        </draw:line>
        <draw:custom-shape draw:style-name="gr8" draw:text-style-name="P11" draw:layer="layout" svg:width="1.93cm" svg:height="0.406cm" svg:x="10.119cm" svg:y="8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0" draw:layer="layout" svg:x1="10.5cm" svg:y1="8.394cm" svg:x2="10.5cm" svg:y2="8.775cm">
          <text:p/>
        </draw:line>
        <draw:line draw:style-name="gr7" draw:text-style-name="P10" draw:layer="layout" svg:x1="11.008cm" svg:y1="8.395cm" svg:x2="11.008cm" svg:y2="8.776cm">
          <text:p/>
        </draw:line>
        <draw:line draw:style-name="gr7" draw:text-style-name="P10" draw:layer="layout" svg:x1="11.516cm" svg:y1="8.396cm" svg:x2="11.516cm" svg:y2="8.777cm">
          <text:p/>
        </draw:line>
        <draw:custom-shape draw:style-name="gr8" draw:text-style-name="P11" draw:layer="layout" svg:width="1.93cm" svg:height="0.406cm" svg:x="6.817cm" svg:y="8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0" draw:layer="layout" svg:x1="7.198cm" svg:y1="8.394cm" svg:x2="7.198cm" svg:y2="8.775cm">
          <text:p/>
        </draw:line>
        <draw:line draw:style-name="gr7" draw:text-style-name="P10" draw:layer="layout" svg:x1="7.706cm" svg:y1="8.395cm" svg:x2="7.706cm" svg:y2="8.776cm">
          <text:p/>
        </draw:line>
        <draw:line draw:style-name="gr7" draw:text-style-name="P10" draw:layer="layout" svg:x1="8.214cm" svg:y1="8.396cm" svg:x2="8.214cm" svg:y2="8.777cm">
          <text:p/>
        </draw:line>
        <draw:custom-shape draw:style-name="gr8" draw:text-style-name="P11" draw:layer="layout" svg:width="1.93cm" svg:height="0.406cm" svg:x="12.253cm" svg:y="6.7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0" draw:layer="layout" svg:x1="12.634cm" svg:y1="6.743cm" svg:x2="12.634cm" svg:y2="7.124cm">
          <text:p/>
        </draw:line>
        <draw:line draw:style-name="gr7" draw:text-style-name="P10" draw:layer="layout" svg:x1="13.142cm" svg:y1="6.744cm" svg:x2="13.142cm" svg:y2="7.125cm">
          <text:p/>
        </draw:line>
        <draw:line draw:style-name="gr7" draw:text-style-name="P10" draw:layer="layout" svg:x1="13.65cm" svg:y1="6.745cm" svg:x2="13.65cm" svg:y2="7.126cm">
          <text:p/>
        </draw:line>
        <draw:custom-shape draw:style-name="gr8" draw:text-style-name="P11" draw:layer="layout" svg:width="1.93cm" svg:height="0.406cm" svg:x="14.31cm" svg:y="10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0" draw:layer="layout" svg:x1="14.691cm" svg:y1="10.655cm" svg:x2="14.691cm" svg:y2="11.036cm">
          <text:p/>
        </draw:line>
        <draw:line draw:style-name="gr7" draw:text-style-name="P10" draw:layer="layout" svg:x1="15.199cm" svg:y1="10.656cm" svg:x2="15.199cm" svg:y2="11.037cm">
          <text:p/>
        </draw:line>
        <draw:line draw:style-name="gr7" draw:text-style-name="P10" draw:layer="layout" svg:x1="15.707cm" svg:y1="10.657cm" svg:x2="15.707cm" svg:y2="11.038cm">
          <text:p/>
        </draw:line>
        <draw:custom-shape draw:style-name="gr8" draw:text-style-name="P11" draw:layer="layout" svg:width="1.93cm" svg:height="0.406cm" svg:x="14.437cm" svg:y="13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0" draw:layer="layout" svg:x1="14.818cm" svg:y1="13.322cm" svg:x2="14.818cm" svg:y2="13.703cm">
          <text:p/>
        </draw:line>
        <draw:line draw:style-name="gr7" draw:text-style-name="P10" draw:layer="layout" svg:x1="15.326cm" svg:y1="13.323cm" svg:x2="15.326cm" svg:y2="13.704cm">
          <text:p/>
        </draw:line>
        <draw:line draw:style-name="gr7" draw:text-style-name="P10" draw:layer="layout" svg:x1="15.834cm" svg:y1="13.324cm" svg:x2="15.834cm" svg:y2="13.705cm">
          <text:p/>
        </draw:line>
        <draw:custom-shape draw:style-name="gr8" draw:text-style-name="P11" draw:layer="layout" svg:width="1.93cm" svg:height="0.406cm" svg:x="8.874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0" draw:layer="layout" svg:x1="9.255cm" svg:y1="15.1cm" svg:x2="9.255cm" svg:y2="15.481cm">
          <text:p/>
        </draw:line>
        <draw:line draw:style-name="gr7" draw:text-style-name="P10" draw:layer="layout" svg:x1="9.763cm" svg:y1="15.101cm" svg:x2="9.763cm" svg:y2="15.482cm">
          <text:p/>
        </draw:line>
        <draw:line draw:style-name="gr7" draw:text-style-name="P10" draw:layer="layout" svg:x1="10.271cm" svg:y1="15.102cm" svg:x2="10.271cm" svg:y2="15.4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4-05T14:54:39.512000000</meta:creation-date>
    <dc:date>2024-04-05T17:58:19.588000000</dc:date>
    <meta:editing-duration>PT42M42S</meta:editing-duration>
    <meta:editing-cycles>3</meta:editing-cycles>
    <meta:generator>LibreOffice/6.1.2.1$Windows_X86_64 LibreOffice_project/65905a128db06ba48db947242809d14d3f9a93fe</meta:generator>
    <meta:document-statistic meta:object-count="59"/>
  </office:meta>
</office:document-meta>
</file>